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Standard">
      <style:text-properties style:font-name="Times New Roman" fo:font-size="12pt" officeooo:paragraph-rsid="001081bd" style:font-size-asian="12pt" style:font-name-complex="Times New Roman" style:font-size-complex="12pt"/>
    </style:style>
    <style:style style:name="P5" style:family="paragraph" style:parent-style-name="Standard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top="0cm" fo:margin-bottom="0cm" loext:contextual-spacing="false"/>
      <style:text-properties fo:font-weight="bold" officeooo:paragraph-rsid="001081bd" style:font-weight-asian="bold"/>
    </style:style>
    <style:style style:name="P11" style:family="paragraph" style:parent-style-name="Standard">
      <style:paragraph-properties fo:margin-top="0cm" fo:margin-bottom="0cm" loext:contextual-spacing="false"/>
      <style:text-properties style:font-name="Calibri1" fo:font-size="12pt" fo:font-weight="bold" officeooo:paragraph-rsid="001081bd" style:font-size-asian="12pt" style:font-weight-asian="bold" style:font-name-complex="Times New Roman" style:font-size-complex="12pt"/>
    </style:style>
    <style:style style:name="P12" style:family="paragraph" style:parent-style-name="Standard" style:master-page-name="Standard">
      <style:paragraph-properties fo:text-align="end" style:justify-single-word="false" style:page-number="auto"/>
      <style:text-properties style:font-name="Times New Roman" fo:font-size="12pt" style:font-size-asian="12pt" style:font-name-complex="Times New Roman" style:font-size-complex="12pt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officeooo:rsid="00100c75" style:font-size-asian="12pt" style:font-name-complex="Times New Roman" style:font-size-complex="12pt"/>
    </style:style>
    <style:style style:name="T3" style:family="text">
      <style:text-properties style:font-name="Times New Roman" fo:font-size="12pt" officeooo:rsid="001081bd" style:font-size-asian="12pt" style:font-name-complex="Times New Roman" style:font-size-complex="12pt"/>
    </style:style>
    <style:style style:name="T4" style:family="text">
      <style:text-properties style:font-name="Times New Roman" fo:font-size="12pt" officeooo:rsid="0012094a" style:font-size-asian="12pt" style:font-name-complex="Times New Roman" style:font-size-complex="12pt"/>
    </style:style>
    <style:style style:name="T5" style:family="text">
      <style:text-properties style:font-name="Times New Roman" fo:font-size="12pt" fo:font-weight="bold" officeooo:rsid="00100c75" style:font-size-asian="12pt" style:font-weight-asian="bold" style:font-name-complex="Times New Roman" style:font-size-complex="12pt"/>
    </style:style>
    <style:style style:name="T6" style:family="text">
      <style:text-properties style:font-name="Times New Roman" fo:font-size="12pt" fo:language="es" fo:country="AR" style:font-size-asian="12pt" style:font-name-complex="Times New Roman" style:font-size-complex="12pt"/>
    </style:style>
    <style:style style:name="T7" style:family="text">
      <style:text-properties officeooo:rsid="000f6241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0f624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><text:span text:style-name="T1">La Paz, </text:span><text:span text:style-name="T4">5</text:span><text:span text:style-name="T1"> de </text:span><text:span text:style-name="T3">Noviembre</text:span><text:span text:style-name="T1"> de 201</text:span><text:span text:style-name="T2">5</text:span></text:p>
      <text:p text:style-name="P2"/>
      <text:p text:style-name="P2"/>
      <text:p text:style-name="P2"/>
      <text:p text:style-name="P2"/>
      <text:p text:style-name="P2">Señor:</text:p>
      <text:p text:style-name="P4">M.Sc. Edgar Palmiro <text:span text:style-name="T7">C</text:span>lavijo <text:span text:style-name="T9">C</text:span><text:span text:style-name="T8">ardenas</text:span></text:p>
      <text:p text:style-name="P10">DIRECTOR </text:p>
      <text:p text:style-name="P10">CARRERA DE INFORMATICA </text:p>
      <text:p text:style-name="P11">FAC. CIENCIAS PURAS Y NATURALES </text:p>
      <text:p text:style-name="P2">Presente.- </text:p>
      <text:p text:style-name="P2"/>
      <text:p text:style-name="P2"/>
      <text:p text:style-name="P2"/>
      <text:p text:style-name="P2"/>
      <text:p text:style-name="P2"/>
      <text:p text:style-name="P2"/>
      <text:p text:style-name="P6">REF.: SOLICITUD DE CONCLUSION DE ESTUDIOS</text:p>
      <text:p text:style-name="P5"/>
      <text:p text:style-name="P2"/>
      <text:p text:style-name="P3">Saludo a su persona cordialmente.</text:p>
      <text:p text:style-name="P3"/>
      <text:p text:style-name="P8"><text:span text:style-name="T1">Mi persona se encuentra en la asignatura de Taller de Licenciatura II, como parte de los requisitos de culminación de la carrera solicito a su persona la carta de conclusión de estudios. Para el trámite de defensa de </text:span><text:span text:style-name="T2">Proyecto</text:span><text:span text:style-name="T1"> de Grado: “</text:span><text:span text:style-name="T5">SISTEMA DE FIRMA DIGITAL PARA EL MINISTERIO DE OBRAS PÚBLICAS, SERVICIOS Y VIVIENDA</text:span><text:span text:style-name="T1">”.</text:span></text:p>
      <text:p text:style-name="P7"/>
      <text:p text:style-name="P3">Sin otro particular me despido, deseándole éxito en la labor que desempeña.</text:p>
      <text:p text:style-name="P2"/>
      <text:p text:style-name="P2">Atentamente,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pan text:style-name="T1">_______________</text:span><text:span text:style-name="T6">____</text:span><text:span text:style-name="T1">________</text:span></text:p>
      <text:p text:style-name="P9"><text:span text:style-name="T1">Univ. </text:span><text:span text:style-name="T2">Armin Mesa Sanchez</text:span></text:p>
      <text:p text:style-name="P9"><text:span text:style-name="T1">7</text:span><text:span text:style-name="T2">526115 CH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BO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Sin_20_espaciado" style:display-name="Sin espaciad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s" fo:country="A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Fuente_20_de_20_párrafo_20_predeter." style:display-name="Fuente de párrafo predeter." style:family="text"/>
    <style:style style:name="Título_20_1_20_Car" style:display-name="Título 1 Car" style:family="text">
      <style:text-properties style:font-name="Cambria" fo:font-family="Cambria" style:font-family-generic="roman" style:font-pitch="variable" fo:font-size="16pt" fo:language="es" fo:country="BO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ossus User</meta:initial-creator>
    <meta:creation-date>2012-11-12T11:20:00</meta:creation-date>
    <dc:date>2015-11-05T13:02:47.708328764</dc:date>
    <meta:print-date>2015-11-05T13:02:22.773494911</meta:print-date>
    <meta:editing-cycles>7</meta:editing-cycles>
    <meta:editing-duration>PT17M5S</meta:editing-duration>
    <meta:generator>LibreOffice/4.4.2.2$Linux_X86_64 LibreOffice_project/40m0$Build-2</meta:generator>
    <meta:document-statistic meta:table-count="0" meta:image-count="0" meta:object-count="0" meta:page-count="1" meta:paragraph-count="15" meta:word-count="108" meta:character-count="692" meta:non-whitespace-character-count="594"/>
  </office:meta>
</office:document-meta>
</file>